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型。20分鐘過後，你打算離開教室，但是重新閱讀教授的規定之後，你<text:span text:style-name="T3">驚覺</text:span>她只接受12點大小、並採用Time New Roman字型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外框好讓它可以和文件其餘內容格式不同，因為你能夠新增不一樣的樣式組合，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如果不用樣式的話，一樣的工作他們可能得更加倍努力完成才行。</text:span></text:p>
      <text:h text:style-name="P108"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text:soft-page-break/>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1361613651148082601" text:style-name="Bulleted">
              <text:list-item>
                <text:p text:style-name="P70">樣式強迫使用者放棄他們習慣的作業行為。</text:p>
              </text:list-item>
            </text:list>
          </table:table-cell>
          <table:table-cell table:style-name="Table10.A1" office:value-type="string">
            <text:list xml:id="list154116019429189" text:continue-numbering="true" text:style-name="Bulleted">
              <text:list-item>
                <text:p text:style-name="P70">你不用樣式也一樣可以作業。但是為什麼要保留讓自己更不方便的習慣呢？</text:p>
              </text:list-item>
            </text:list>
          </table:table-cell>
        </table:table-row>
        <table:table-row table:style-name="Table10.1">
          <table:table-cell table:style-name="Table10.A1" office:value-type="string">
            <text:list xml:id="list154115335532791" text:continue-numbering="true" text:style-name="Bulleted">
              <text:list-item>
                <text:p text:style-name="P71">樣式很硬派很難學。</text:p>
              </text:list-item>
            </text:list>
          </table:table-cell>
          <table:table-cell table:style-name="Table10.A1" office:value-type="string">
            <text:list xml:id="list154115978179608" text:continue-numbering="true" text:style-name="Bulleted">
              <text:list-item>
                <text:p text:style-name="P71">樣式呈現的是和手動格式設定不同的思維。不過，你在十分鐘之內就能學好基本概念。</text:p>
              </text:list-item>
            </text:list>
          </table:table-cell>
        </table:table-row>
        <table:table-row table:style-name="Table10.1">
          <table:table-cell table:style-name="Table10.A1" office:value-type="string">
            <text:list xml:id="list154116381563838" text:continue-numbering="true" text:style-name="Bulleted">
              <text:list-item>
                <text:p text:style-name="P71">樣式是給程式設計師用的，不適合一般使用者。</text:p>
              </text:list-item>
            </text:list>
          </table:table-cell>
          <table:table-cell table:style-name="Table10.A1" office:value-type="string">
            <text:list xml:id="list154114768742530" text:continue-numbering="true" text:style-name="Bulleted">
              <text:list-item>
                <text:p text:style-name="P71">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154115128371338" text:continue-numbering="true" text:style-name="Bulleted">
              <text:list-item>
                <text:p text:style-name="P71">想用樣式得記住很多名稱。</text:p>
              </text:list-item>
            </text:list>
          </table:table-cell>
          <table:table-cell table:style-name="Table10.A1" office:value-type="string">
            <text:list xml:id="list154115529630131" text:continue-list="list154115128371338" text:style-name="Bulleted">
              <text:list-item text:start-value="1">
                <text:p text:style-name="P72">你不必記住任何名稱。你只要能閱讀LibreOffice提供的樣式列表就可以。</text:p>
              </text:list-item>
            </text:list>
          </table:table-cell>
        </table:table-row>
        <table:table-row table:style-name="Table10.1">
          <table:table-cell table:style-name="Table10.A1" office:value-type="string">
            <text:list xml:id="list154116425280353" text:continue-numbering="true" text:style-name="Bulleted">
              <text:list-item>
                <text:p text:style-name="P74">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154116170356949" text:continue-list="list154116425280353" text:style-name="Bulleted">
              <text:list-item text:start-value="1">
                <text:p text:style-name="P75">樣式就只能影響你在文件中有套用樣式的地方。</text:p>
              </text:list-item>
            </text:list>
          </table:table-cell>
        </table:table-row>
        <table:table-row table:style-name="Table10.1">
          <table:table-cell table:style-name="Table10.A1" office:value-type="string">
            <text:list xml:id="list154114670717406" text:continue-numbering="true" text:style-name="Bulleted">
              <text:list-item>
                <text:p text:style-name="P71">樣式太過複雜。</text:p>
              </text:list-item>
            </text:list>
          </table:table-cell>
          <table:table-cell table:style-name="Table10.A1" office:value-type="string">
            <text:list xml:id="list154115331059381" text:continue-list="list154114670717406" text:style-name="Bulleted">
              <text:list-item text:start-value="1">
                <text:p text:style-name="P72">你不需要懂每個樣式的各個細部特徵。通常，你可以直接採用預設值。</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樣式綁手綁腳。你無法更改樣式的細節層面。</text:p>
              </text:list-item>
            </text:list>
          </table:table-cell>
          <table:table-cell table:style-name="Table10.A1" office:value-type="string">
            <text:list xml:id="list154116427433093" text:continue-numbering="true" text:style-name="Bulleted">
              <text:list-item>
                <text:p text:style-name="P76">樣式的大多數層面設定都可以微調、或開或關，或是在你需要用到之前先行忽略也都可以。<text:span text:style-name="T22">那些樣式做不到的任何事，就算手動做也不會比較輕鬆。</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樣式彼此會衝突。</text:p>
              </text:list-item>
            </text:list>
          </table:table-cell>
          <table:table-cell table:style-name="Table10.A1" office:value-type="string">
            <text:list xml:id="list154116311233379" text:continue-numbering="true" text:style-name="Bulleted">
              <text:list-item>
                <text:p text:style-name="P77">選取內容只能套用一種特定類型的樣式。你可以在同個區段套用一種字元樣式、一種段落樣式，但是不能套用兩種不同的字元<text:span text:style-name="T21">樣式</text:span>或兩種不同的段落樣式。</text:p>
              </text:list-item>
            </text:list>
          </table:table-cell>
        </table:table-row>
        <table:table-row table:style-name="Table10.1">
          <table:table-cell table:style-name="Table10.A1" office:value-type="string">
            <text:list xml:id="list154115815982797" text:continue-numbering="true" text:style-name="Bulleted">
              <text:list-item>
                <text:p text:style-name="P74">手動格式設定可以隨時隨處修改，所以比較好用。</text:p>
              </text:list-item>
            </text:list>
          </table:table-cell>
          <table:table-cell table:style-name="Table10.A1" office:value-type="string">
            <text:list xml:id="list154114676069780" text:continue-list="list154115815982797" text:style-name="Bulleted">
              <text:list-item text:start-value="1">
                <text:p text:style-name="P75"><text:span text:style-name="T24">你也可以隨時隨處修改樣式。</text:span>實際上，修改樣式會更快；<text:span text:style-name="T25">你只需要作出一次修改，整份文件就會一併套上對應的更動。</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6">你有個想要大幅修改其格式設定的標題段落。</text:span></text:p>
      <text:p text:style-name="P53">明確來說，你希望設定<text:span text:style-name="T27">字型、字型大小、字重、字型色彩、段落上方的空間等。此外，你想要編輯標題來讓標題能以數字開頭。</text:span></text:p>
      <text:p text:style-name="P54"><text:soft-page-break/>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8">–</text:span>4</text:p>
          </table:table-cell>
          <table:table-cell table:style-name="Table5.A1" office:value-type="string">
            <text:p text:style-name="P46">打開工具列的字型列表，捲動，接著選取指定<text:span text:style-name="T29">字型</text:span>。</text:p>
          </table:table-cell>
        </table:table-row>
        <table:table-row>
          <table:table-cell table:style-name="Table5.A1" office:value-type="string">
            <text:p text:style-name="P46">5<text:span text:style-name="T28">–</text:span>-6</text:p>
          </table:table-cell>
          <table:table-cell table:style-name="Table5.A1" office:value-type="string">
            <text:p text:style-name="P46">打開工具列的字型大小列表，捲動，接著選取指定的<text:span text:style-name="T29">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讓字重加粗。</text:p>
          </table:table-cell>
        </table:table-row>
        <table:table-row>
          <table:table-cell table:style-name="Table5.A1" office:value-type="string">
            <text:p text:style-name="P46">8<text:span text:style-name="T28">–</text:span>9</text:p>
          </table:table-cell>
          <table:table-cell table:style-name="Table5.A1" office:value-type="string">
            <text:p text:style-name="P46">打開工具列的<text:span text:style-name="Choice">字型色彩</text:span>列表，並選取指定的<text:span text:style-name="T29">色彩</text:span>。</text:p>
          </table:table-cell>
        </table:table-row>
        <table:table-row>
          <table:table-cell table:style-name="Table5.A1" office:value-type="string">
            <text:p text:style-name="P46">10<text:span text:style-name="T28">–</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23">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相對的，要設定一個樣式需要<text:span text:style-name="T30">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ext:soft-page-break/>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然而，保守來看，套用樣式需要手動修改步驟數的三分之一左右。當你修改一個<text:span text:style-name="T31">段落樣式時，</text:span>你也同時修改同一份文件中<text:span text:style-name="T31">所有使用相同樣式</text:span>的其他地方。<text:span text:style-name="T32">這代表如果文件要用到兩種以上的標題樣貌，使用樣式就能大幅省下你所花費的功夫。</text:span></text:p>
      <text:h text:style-name="P109" text:outline-level="2"><text:bookmark-start text:name="__RefHeading__5133_307785581"/>什麼時候應該使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33">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154115564284386" text:continue-list="list154114676069780" text:style-name="Bulleted">
              <text:list-item>
                <text:p text:style-name="P70">文件很短（1-2頁），<text:span text:style-name="T34">而且你沒有可利用的範本。</text:span></text:p>
              </text:list-item>
            </text:list>
          </table:table-cell>
          <table:table-cell table:style-name="Table18.A1" office:value-type="string">
            <text:list xml:id="list154114632248785" text:continue-numbering="true" text:style-name="Bulleted">
              <text:list-item>
                <text:p text:style-name="P70">文件較長（超過3頁）。</text:p>
              </text:list-item>
            </text:list>
          </table:table-cell>
        </table:table-row>
        <table:table-row>
          <table:table-cell table:style-name="Table18.A1" office:value-type="string">
            <text:list xml:id="list154114878279533" text:continue-numbering="true" text:style-name="Bulleted">
              <text:list-item>
                <text:p text:style-name="P78">文件只有用到一次，以後也不會再用。</text:p>
              </text:list-item>
            </text:list>
          </table:table-cell>
          <table:table-cell table:style-name="Table18.A1" office:value-type="string">
            <text:list xml:id="list154116661847287" text:continue-list="list154114878279533" text:style-name="Bulleted">
              <text:list-item text:start-value="1">
                <text:p text:style-name="P73">文件會<text:span text:style-name="T35">不斷重複使用</text:span>。</text:p>
              </text:list-item>
            </text:list>
          </table:table-cell>
        </table:table-row>
        <text:soft-page-break/>
        <table:table-row>
          <table:table-cell table:style-name="Table18.A1" office:value-type="string">
            <text:list xml:id="list154115812923953" text:continue-numbering="true" text:style-name="Bulleted">
              <text:list-item>
                <text:p text:style-name="P70">文件只有一個人編輯。</text:p>
              </text:list-item>
            </text:list>
          </table:table-cell>
          <table:table-cell table:style-name="Table18.A1" office:value-type="string">
            <text:list xml:id="list154114675607690" text:continue-list="list154115812923953" text:style-name="Bulleted">
              <text:list-item text:start-value="1">
                <text:p text:style-name="P73">文件有一個以上的人會編輯。</text:p>
              </text:list-item>
            </text:list>
          </table:table-cell>
        </table:table-row>
        <table:table-row>
          <table:table-cell table:style-name="Table18.A1" office:value-type="string">
            <text:list xml:id="list154116173311551" text:continue-numbering="true" text:style-name="Bulleted">
              <text:list-item>
                <text:p text:style-name="P70">只有在文件完成之後才會編輯個幾天。</text:p>
              </text:list-item>
            </text:list>
          </table:table-cell>
          <table:table-cell table:style-name="Table18.A1" office:value-type="string">
            <text:list xml:id="list154116534792186" text:continue-numbering="true" text:style-name="Bulleted">
              <text:list-item>
                <text:p text:style-name="P70">文件在初版之後，還會繼續編輯數週、數月、甚至數年。</text:p>
              </text:list-item>
            </text:list>
          </table:table-cell>
        </table:table-row>
        <table:table-row>
          <table:table-cell table:style-name="Table18.A1" office:value-type="string">
            <text:list xml:id="list154114583757981" text:continue-list="list154116534792186" text:style-name="List_20_1">
              <text:list-item>
                <text:p text:style-name="P79">有些編輯文件的人不知道怎麼用樣式，而且拒絕學習。</text:p>
              </text:list-item>
            </text:list>
          </table:table-cell>
          <table:table-cell table:style-name="Table18.A1" office:value-type="string">
            <text:list xml:id="list154115775982001" text:continue-list="list154114583757981" text:style-name="Bulleted">
              <text:list-item text:start-value="1">
                <text:p text:style-name="P73">文件屬於一般類型的文件，例如書信、傳真、備忘等。<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維持一致的格式設定基於某些原因不大重要。<text:span text:style-name="T37">舉例而言，</text:span>文件類型不大正式，而且不管做成怎樣也都不會影響<text:span text:style-name="T2">你公司</text:span>的品牌形象。</text:p>
              </text:list-item>
            </text:list>
          </table:table-cell>
          <table:table-cell table:style-name="Table18.A1" office:value-type="string">
            <text:list xml:id="list154115650903771" text:continue-list="list154115040438336" text:style-name="Bulleted">
              <text:list-item text:start-value="1">
                <text:p text:style-name="P73">文件設計<text:span text:style-name="T38">必須</text:span>配合你的、公司的、或組織的其他文件。</text:p>
              </text:list-item>
            </text:list>
          </table:table-cell>
        </table:table-row>
        <table:table-row>
          <table:table-cell table:style-name="Table18.A1" office:value-type="string">
            <text:list xml:id="list154116155282844" text:continue-numbering="true" text:style-name="Bulleted">
              <text:list-item>
                <text:p text:style-name="P80">你正在一邊實驗<text:span text:style-name="T2">樣式</text:span>一邊打造範本。<text:span text:style-name="T40">直到你結束樣式設計為止會需要做出許多更動，所以建立樣式是浪費時間。</text:span></text:p>
              </text:list-item>
            </text:list>
          </table:table-cell>
          <table:table-cell table:style-name="Table18.A1" office:value-type="string">
            <text:list xml:id="list154114838306173" text:continue-numbering="true" text:style-name="Bulleted">
              <text:list-item>
                <text:p text:style-name="P70">你希望以各種不同形式製作文件，各個應用都需要做一點些微改動：例如，一份要印在白色背景上，而另一份需要印在紅色背景上。</text:p>
              </text:list-item>
            </text:list>
          </table:table-cell>
        </table:table-row>
        <table:table-row>
          <table:table-cell table:style-name="Table18.A1" office:value-type="string">
            <text:list xml:id="list154115008866729" text:continue-numbering="true" text:style-name="Bulleted">
              <text:list-item>
                <text:p text:style-name="P70">文件的格式設定非常簡單、平常，<text:span text:style-name="T42">就像一篇作文。</text:span></text:p>
              </text:list-item>
            </text:list>
          </table:table-cell>
          <table:table-cell table:style-name="Table18.A1" office:value-type="string">
            <text:list xml:id="list154115592331184" text:continue-list="list154115008866729" text:style-name="Bulleted">
              <text:list-item text:start-value="1">
                <text:p text:style-name="P73">文件需要大量格式設定，例如一本小手冊。</text:p>
              </text:list-item>
            </text:list>
          </table:table-cell>
        </table:table-row>
      </table:table>
      <text:p text:style-name="P35"><text:soft-page-break/>符合的情況越多，你的決定也就越明確。</text:p>
      <text:p text:style-name="P12">不過，就算所有的情況都指示你使用手動格式設定，還是可以看一下用範本能替你省下什麼。你也許能找出足以符合你需求可重複使用的範本。</text:p>
      <text:h text:style-name="P110" text:outline-level="2"><text:bookmark-start text:name="__RefHeading___Toc12287_1779730434"/>樣式的類型<text:bookmark-end text:name="__RefHeading___Toc12287_1779730434"/></text:h>
      <text:p text:style-name="P35">大多數的辦公套裝軟體都限定在文書處理器中使用樣式，一般只有段落樣式和字元樣式。不過，LibreOffice在Writer中<text:span text:style-name="T43">多加</text:span>其他三種樣式（再加上一種給表格用的偽樣式），至於<text:span text:style-name="T46">試算表、簡報、圖表等還有別的樣式可用。</text:span></text:p>
      <text:p text:style-name="P35">這些額外樣式大幅擴展LibreOffice<text:span text:style-name="T2">能辦到的事</text:span>。如此使Writer比起文書處理器而言更像是中階的桌面出版工具。Writer可能還不如InDesign這類工具所表現的那般精準，但它確實能媲美FrameMaker這種善於處理大量文字的文書工具。事實上，我還認識一些使用Writer作書籍設計工具的出版社。</text:p>
      <text:p text:style-name="P35">眾所皆知，樣式在其他應用程式中很少用處。這些應用程式檔案的版面配置一般都比Writer還不統一。然而，在<text:span text:style-name="T49">其他應用程式</text:span>中，樣式的確能幫忙集中管理常用的設定，這是樣式本身帶來的助益。</text:p>
      <text:p text:style-name="P35">這些<text:span text:style-name="T5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text:soft-page-break/>和標題。等同於「<text:span text:style-name="Choice">格式 </text:span><text:span text:style-name="Choice"><text:span text:style-name="T5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體字作強調、斜體字表示書名、換不同顏色並加底線指示網頁連結等。實際等於「<text:span text:style-name="Choice">格式 &gt; 字元</text:span>」的手動格式設定。</text:p>
          </table:table-cell>
        </table:table-row>
        <table:table-row table:style-name="Table19.1">
          <table:table-cell table:style-name="Table19.A1" office:value-type="string">
            <text:p text:style-name="P51"><text:span text:style-name="Choice">外框</text:span></text:p>
          </table:table-cell>
          <table:table-cell table:style-name="Table19.A1" office:value-type="string">
            <text:p text:style-name="P46">插入Writer中的所有物件都是包在外框之內。藉由自訂<text:span text:style-name="Choice">外框</text:span>樣式，你就可以自動調整物件邊框之類的元素，還能控制文字行經過這些物件時的動向。<text:span text:style-name="T52">等同手動以右鍵點按一個外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text:soft-page-break/>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47">可以</text:span>儲存表格設計並套用，就像樣式的作法一樣，選取「<text:span text:style-name="Choice">表格 &gt; 自動格式樣式 &gt; </text:span><text:span text:style-name="Choice">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45">例如</text:span>是百分比或是貨幣等。儲存格樣式也能自動設定儲存格的小數點位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54">所選工作表</text:span>或儲存格在列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109" text:outline-level="2"><text:bookmark-start text:name="__RefHeading___Toc12289_1779730434"/>運用樣式<text:bookmark-end text:name="__RefHeading___Toc12289_1779730434"/></text:h>
      <text:p text:style-name="P35">要<text:span text:style-name="T57">開啓</text:span><text:span text:style-name="Choice">樣式</text:span><text:span text:style-name="Choice"><text:span text:style-name="T58">和</text:span></text:span><text:span text:style-name="Choice">格式 </text:span>視窗，<text:span text:style-name="T51">有以下這些做法：</text:span></text:p>
      <text:list xml:id="list154114599265986" text:continue-numbering="true" text:style-name="Bulleted">
        <text:list-item>
          <text:p text:style-name="P73">從選單列中選取「<text:span text:style-name="Choice">樣式 &gt; 樣式和格式設定</text:span>」。</text:p>
        </text:list-item>
        <text:list-item>
          <text:p text:style-name="P70"><text:soft-page-break/>按下<text:span text:style-name="Choice">F11</text:span>鍵。</text:p>
        </text:list-item>
        <text:list-item>
          <text:p text:style-name="P81">在<text:span text:style-name="Choice">格式設定</text:span>工具列中的樣式清單底部點按「<text:span text:style-name="Choice">更多樣式...</text:span>」連結。</text:p>
        </text:list-item>
        <text:list-item>
          <text:p text:style-name="P82">在<text:span text:style-name="T59">側邊欄</text:span>中<text:span text:style-name="T59">選取</text:span><text:span text:style-name="Choice">樣式和格式</text:span>按鈕。</text:p>
        </text:list-item>
      </text:list>
      <text:list xml:id="list3746695309636992371" text:style-name="Note_20_-_20_Tip_20_Logo">
        <text:list-item>
          <text:p text:style-name="P89">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化</text:span>工具列中（底部的預設工具列）最左方的第一個圖示。</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text:span text:style-name="Choice">樣式和格式</text:span>」的Writer版本。</text:p>
          </table:table-cell>
        </table:table-row>
      </table:table>
      <text:h text:style-name="P96" text:outline-level="3"><text:bookmark-start text:name="__RefHeading___Toc12291_1779730434"/><text:soft-page-break/>解除<text:span text:style-name="T31">樣式和格式</text:span>視窗的停駐位置。<text:bookmark-end text:name="__RefHeading___Toc12291_1779730434"/></text:h>
      <text:p text:style-name="P13">直到<text:span text:style-name="T63">LibreOffice</text:span> 4.4版為止，之前的「<text:span text:style-name="Choice">樣式和格式</text:span>」視窗都以<text:span text:style-name="T64">浮動視窗</text:span>的形式開啟。<text:span text:style-name="T42">浮動視窗可以放到螢幕畫面中的任何地方，或是拖曳到編輯視窗中的任一邊並停駐在那個位置上。不過，</text:span>從4.4版起則改為開啓側邊欄。</text:p>
      <text:p text:style-name="P14">若要取消視窗的停駐位置<text:span text:style-name="T31">（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60">重新讓視窗停駐在原位</text:span>。<text:span text:style-name="T42">LibreOffice能記住視窗位置是否停駐在那個位置，下次重新啟動時依然能與上次一致。</text:span></text:p>
      <text:list xml:id="list154115993959350" text:continue-numbering="true" text:style-name="Note_20_-_20_Tip_20_Logo">
        <text:list-item>
          <text:p text:style-name="P90">祕訣</text:p>
        </text:list-item>
      </text:list>
      <text:p text:style-name="P45">側邊欄會一直維持在停駐位置上，即便你退出Libre<text:span text:style-name="T65">O</text:span>ffice並重新啟動都是如此。</text:p>
      <text:p text:style-name="P15">在OpenOffice和早期的LibreOffice版本中，若要停駐視窗位置，要先按住浮動視窗的標題列，並拖曳到你在編輯視窗中想停駐的左邊緣或右邊緣上。當看到外框出現時放開浮動視窗，視窗就會停駐在該位置上。一般來說，拖曳停駐視窗的標題列<text:span text:style-name="T31">應該可以</text:span>讓它取消停駐，<text:span text:style-name="T31">但這個功能的可用性根據發行版本的不同而有所差異。</text:span></text:p>
      <text:h text:style-name="P97"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66">點按這些圖示可以顯示特定類型的樣式。</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Writer中的樣式類型。目前選取的是段落樣式。</text:p>
          </table:table-cell>
        </table:table-row>
      </table:table>
      <text:p text:style-name="P35"/>
      <text:h text:style-name="P98" text:outline-level="3"><text:bookmark-start text:name="__RefHeading___Toc12295_1779730434"/>檢視樣式<text:bookmark-end text:name="__RefHeading___Toc12295_1779730434"/></text:h>
      <text:p text:style-name="P35">因為樣式清單非常長，視窗底部有個下拉式清單<text:span text:style-name="T67">可以</text:span> <text:span text:style-name="T68">篩選</text:span>檢視內容，讓你<text:span text:style-name="T52">不用一直捲動視窗畫面</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text:soft-page-break/>視窗提供的基本檢視內容<text:span text:style-name="T36">端視各應用程式而定。最常見的是：</text:span></text:p>
      <text:list xml:id="list154115925734065" text:continue-list="list154114599265986" text:style-name="Bulleted">
        <text:list-item>
          <text:p text:style-name="P70"><text:span text:style-name="Choice">階層式</text:span>：顯示樣式彼此之間的關係（<text:span text:style-name="T69">請見<text:span text:style-name="T69">第<text:span text:style-name="T69"><text:bookmark-ref text:reference-format="page" text:ref-name="__RefHeading___Toc3329514_109408047">？？</text:bookmark-ref></text:span>頁</text:span></text:span>〈<text:span text:style-name="T69"><text:bookmark-ref text:reference-format="text" text:ref-name="__RefHeading___Toc3329514_109408047">樣式的階層</text:bookmark-ref></text:span>〉）。<text:span text:style-name="T68">協助你判斷在套用多重樣式之時，應該編輯其中哪一個樣式。</text:span></text:p>
        </text:list-item>
        <text:list-item>
          <text:p text:style-name="P70"><text:span text:style-name="Choice">套用的樣式：</text:span>目前文件所使用的樣式。此檢視畫面對於全新文件來說沒有一點用處，<text:span text:style-name="T70">你只需繼續作業，它後續就能簡要顯示出目前的樣式數目。</text:span></text:p>
        </text:list-item>
        <text:list-item>
          <text:p text:style-name="P70"><text:span text:style-name="Choice">自訂樣式：</text:span>和預先設定的樣式不同，<text:span text:style-name="T71">這是你自己建立的樣式。</text:span></text:p>
        </text:list-item>
        <text:list-item>
          <text:p text:style-name="P70"><text:span text:style-name="Choice">自動：</text:span>一份<text:span text:style-name="T72">預先定義</text:span>樣式的極簡主義版清單。「<text:span text:style-name="Choice"><text:span text:style-name="T57">自動</text:span></text:span><text:span text:style-name="T57">」檢視是您開啓新文件時的預設檢視畫面。</text:span></text:p>
        </text:list-item>
        <text:list-item>
          <text:p text:style-name="P83"><text:span text:style-name="Choice">全部樣式：</text:span>注意到如果你是在查看段落樣式，「<text:span text:style-name="Choice">全部樣式</text:span>」<text:span text:style-name="T73">檢視</text:span>會列給你一大堆樣式名稱，導致<text:span text:style-name="T73">使用這種檢視</text:span>方式反而失去效率。建議你只有在完全找不出你所想用的樣式的時候，才開啟<text:span text:style-name="Choice">全部樣式</text:span>的檢視畫面。</text:p>
        </text:list-item>
        <text:list-item>
          <text:p text:style-name="P83"><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等等。</text:p>
      <text:p text:style-name="P10">還有一些無法分類到任何其他檢視畫面中的樣式，例如<text:span text:style-name="Choice">圖表標示</text:span>、<text:span text:style-name="Choice">左頁頁尾</text:span>、<text:span text:style-name="Choice">目錄</text:span>……等，則列在「<text:span text:style-name="Choice">特殊樣式</text:span>」檢視之中。</text:p>
      <text:list xml:id="list154116845895987" text:continue-list="list154115993959350" text:style-name="Note_20_-_20_Tip_20_Logo">
        <text:list-item>
          <text:p text:style-name="P91">祕訣</text:p>
        </text:list-item>
      </text:list>
      <text:p text:style-name="P45">「<text:span text:style-name="Choice">HTML</text:span>樣式」檢視可以顯示直接和特定<text:span text:style-name="Choice">HTML</text:span>標籤對應的段落樣式。</text:p>
      <text:h text:style-name="P111" text:outline-level="2"><text:bookmark-start text:name="__RefHeading___Toc12297_1779730434"/><text:soft-page-break/><text:span text:style-name="T74">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span text:style-name="T75"/></text:p>
      <text:p text:style-name="P17"><text:span text:style-name="T75">舉例來說，如果你的游標放在採用</text:span>「<text:span text:style-name="Choice"><text:span text:style-name="T75">內文</text:span></text:span>」<text:span text:style-name="T75">段落樣式的文字中，接著你到「樣式和格式」視窗中切換成「字元樣式」，此時一般會看見反白標明的是</text:span>「<text:span text:style-name="Choice"><text:span text:style-name="T75">預設樣式</text:span></text:span>」<text:span text:style-name="T75">。然而，如果你切換到「清單樣式」，只要游標沒有放在清單樣式的文字之上，就不會看到有樣式被反白標明。</text:span></text:p>
      <text:p text:style-name="P17">在Writer中，你可以從編輯視窗的其他地方辨別出目前的樣式。在<text:span text:style-name="Choice">格式化</text:span>工具列中的段落樣式區塊，會一直顯示目前的段落樣式。</text:p>
      <text:p text:style-name="P17">此外，編輯視窗中最底部的橫列中，由左至右算起來第三個欄位會顯示目前的頁面樣式。<text:span text:style-name="T68">它會隨著你捲動文件時的所在頁面自動更新。</text:span></text:p>
      <text:p text:style-name="P36"><text:span text:style-name="T76">還有，你可以選取</text:span>「<text:span text:style-name="Choice"><text:span text:style-name="T77">編輯 &gt; 尋找與取代 &gt; 其他選項 &gt; 段落樣式</text:span></text:span>」<text:span text:style-name="T77">來找出文件中某個樣式所使用的地方。如果想要尋找字元樣式，一般無法直接達成，但是在</text:span>「<text:span text:style-name="Choice"><text:span text:style-name="T78">尋找與取代</text:span></text:span>」<text:span text:style-name="T78">中的</text:span><text:span text:style-name="Choice"><text:span text:style-name="T77">其他選項</text:span></text:span>之下<text:span text:style-name="T77">可以利用字元樣式的</text:span>「<text:span text:style-name="Choice"><text:span text:style-name="T77">特性</text:span></text:span>」<text:span text:style-name="T77">和</text:span>「<text:span text:style-name="Choice"><text:span text:style-name="T77">格式</text:span></text:span>」設定來搜尋。<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搜尋</text:span><text:span text:style-name="Choice">段落樣式</text:span>是我們在編輯格式設定和文稿結構時很重要的功能。</text:p>
          </table:table-cell>
        </table:table-row>
      </table:table>
      <text:h text:style-name="P109" text:outline-level="2"><text:bookmark-start text:name="__RefHeading___Toc12299_1779730434"/><text:soft-page-break/>樣式的<text:span text:style-name="T6">本質</text:span><text:bookmark-end text:name="__RefHeading___Toc12299_1779730434"/></text:h>
      <text:p text:style-name="P35">LibreOffice有一些<text:span text:style-name="T80">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考。</text:span></text:p>
      <text:p text:style-name="P18">此外，你還可以根據預先定義樣式來建立自訂樣式，或甚至可點按任一個預先定義樣式來製作全新樣式。<text:span text:style-name="T81">自訂樣式能滿足</text:span><text:span text:style-name="T81">預先定義樣式辦不到</text:span>的特殊需求。</text:p>
      <text:p text:style-name="P18">自訂樣式和預先定義樣式兩者在運用上很相近。瞭解它們的行為對於運用所有樣式來說非常重要。</text:p>
      <text:h text:style-name="P99" text:outline-level="3"><text:bookmark-start text:name="__RefHeading___Toc3329514_109408047"/>樣式的階層<text:bookmark-end text:name="__RefHeading___Toc3329514_109408047"/></text:h>
      <text:p text:style-name="P35"><text:span text:style-name="T36">LibreOffice</text:span>中的許多樣式有各種階層<text:span text:style-name="T36">（雖然某些樣式類型基於某些原因沒有階層，例如</text:span><text:span text:style-name="Choice"><text:span text:style-name="T36">清單</text:span></text:span><text:span text:style-name="T36">樣式就沒有階層）</text:span>。<text:span text:style-name="T78">換句話說，</text:span><text:span text:style-name="T52">這些樣式依階層排在一起後看來就像一棵樹，各個樣式都會從分支前的上一層繼承其特徵，並且有些自身的變化。</text:span></text:p>
      <text:p text:style-name="P19">一個樣式的直接上一層樣式<text:span text:style-name="T81">稱為</text:span>此樣式的親代。同樣的，一個樣式的下一層樣式，則稱為子代。<text:span text:style-name="T81">修改親代樣式也會同時更動其子代。</text:span></text:p>
      <text:p text:style-name="P20">這之間的關係可能令人搞不清楚狀況，尤其是第一次遇到樣式自動改變樣貌特徵的時候。不過，有些時候你可以只修改親代，就達成同時修改子代的效果，節省一個一個手動更改的時間。</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Writer中的段落樣式階層。只要修改<text:span text:style-name="Choice">標題</text:span>樣式，就會一併修改<text:span text:style-name="T83">下方的所有樣式。</text:span></text:p>
          </table:table-cell>
        </table:table-row>
      </table:table>
      <text:h text:style-name="P69" text:outline-level="4"><text:bookmark-start text:name="__RefHeading___Toc12303_1779730434"/><text:span text:style-name="T84">變更</text:span>樣式階層<text:bookmark-end text:name="__RefHeading___Toc12303_1779730434"/></text:h>
      <text:p text:style-name="P21">你可以利用「<text:span text:style-name="Choice">統籌概覽</text:span>」標籤頁中的「<text:span text:style-name="Choice"><text:span text:style-name="T85">繼承自</text:span></text:span>」欄位來處理樣式階層。<text:span text:style-name="T74">繼承的</text:span>來源樣式是目前樣式的親代——目前的樣式繼承了它的樣貌特徵。</text:p>
      <text:list xml:id="list154115301338046" text:continue-numbering="true" text:style-name="Note_20_-_20_Tip_20_Logo">
        <text:list-item>
          <text:p text:style-name="P92">祕訣</text:p>
        </text:list-item>
      </text:list>
      <text:p text:style-name="P40">在Apache OpenOffice<text:span text:style-name="T74">和早期LIbreOffice發行版中</text:span>，這個「<text:span text:style-name="Choice"><text:span text:style-name="T85">繼承自</text:span></text:span>」<text:span text:style-name="T84">欄位</text:span>稱為「<text:span text:style-name="Choice">連結到</text:span>」。</text:p>
      <text:p text:style-name="P21">有時候，你也許會想要將這個欄位隨意設一個親代。舉例，如果你建立了兩種項目符號的段落樣式，兩者間的差別只在於各自使用不同的清單樣式，你就能將其中一個樣式設為另一個樣式的親代。<text:span text:style-name="T87">兩者都能作用——重點在於你不必修改兩次，而是一次就到位。</text:span></text:p>
      <text:h text:style-name="P99" text:outline-level="3"><text:bookmark-start text:name="__RefHeading___Toc12305_1779730434"/>預設樣式<text:bookmark-end text:name="__RefHeading___Toc12305_1779730434"/></text:h>
      <text:p text:style-name="P35">只有<text:span text:style-name="T88">這整棵</text:span>階層樹中最上層的項目沒有階層親代樣式。在段落樣式和字元樣式中，這種樣式稱為「<text:span text:style-name="Choice">預設</text:span>」樣式。所有其他樣式都根基於<text:span text:style-name="Choice">預設</text:span>樣式而來。</text:p>
      <text:p text:style-name="P22">你可以選擇<text:span text:style-name="T89">編輯</text:span><text:span text:style-name="Choice"><text:span text:style-name="T89">預設</text:span></text:span><text:span text:style-name="T89">樣式以便設置這份文件的基本格式設定。</text:span>或是，你也可以就放著<text:span text:style-name="Choice"><text:span text:style-name="T89">預設</text:span></text:span><text:span text:style-name="T89">樣式</text:span>不管<text:span text:style-name="T89">，這樣可以輕鬆與其他人在不同機器之間交換文件。</text:span></text:p>
      <text:p text:style-name="P23"><text:span text:style-name="T90">不過第二種做法也不見得完全通行，因為不同版本的LibreOffice可能會有不同的</text:span><text:span text:style-name="Choice">預設</text:span>樣式<text:span text:style-name="T90">，但仍值得一試。實際上，在這種做法裡一般是利用其他樣式，例如</text:span>「<text:span text:style-name="Choice"><text:span text:style-name="T90">內文</text:span></text:span>」<text:span text:style-name="T90">，作為非官方預設樣式，然後把</text:span>「<text:span text:style-name="Choice">預設</text:span>」樣式<text:span text:style-name="T90">視為</text:span>「<text:span text:style-name="Choice"><text:span text:style-name="T90">格式 &gt; 清除直接格式設定</text:span></text:span>」的概念使用。</text:p>
      <text:p text:style-name="P35"><text:span text:style-name="T89">不管你用哪種方法，</text:span>當你貼上此文件外部來的、或內部來的格式設定後文字，結果<text:span text:style-name="T89">造成一些格式上的問題</text:span>時，<text:span text:style-name="Choice"><text:span text:style-name="T89">預設</text:span></text:span>樣式就能大展身手。</text:p>
      <text:p text:style-name="P35">解決這類問題的最簡單方法，就是套用<text:span text:style-name="Choice">預設</text:span>字元樣式或再套上預設段落樣式，來除去這段文字的格式設定，<text:span text:style-name="T88">接著就能照你所希望的方式重新格式設定。</text:span></text:p>
      <text:list xml:id="list154116815386430" text:continue-numbering="true" text:style-name="Note_20_-_20_Tip_20_Logo">
        <text:list-item>
          <text:p text:style-name="P93">祕訣</text:p>
        </text:list-item>
      </text:list>
      <text:p text:style-name="P41">清單有時候會在你套用預設段落樣式後沒動到項目符號或編號。如果發生這樣的事情，就一直按<text:span text:style-name="Choice">Backspace</text:span>鍵直到項目符號或編號消失為止。</text:p>
      <text:h text:style-name="P100" text:outline-level="3"><text:bookmark-start text:name="__RefHeading___Toc12307_1779730434"/>統籌概覽標籤頁<text:bookmark-end text:name="__RefHeading___Toc12307_1779730434"/></text:h>
      <text:p text:style-name="P24">LibreOffice的各個樣式視窗中，設定被分門別類到不同的標籤頁畫面中。有一些標籤頁，例如<text:span text:style-name="Choice">邊框</text:span>和<text:span text:style-name="Choice"><text:span text:style-name="T67">區塊</text:span></text:span>標籤頁，在<text:span text:style-name="T91">整套LibreOffice中都是一樣的功能畫面；</text:span><text:span text:style-name="T67">所以，在後面的章節中</text:span>本書會交叉參照<text:span text:style-name="T67">以避免重複。</text:span></text:p>
      <text:p text:style-name="P25"><text:soft-page-break/><text:span text:style-name="T88">在所有的標籤頁中，</text:span>「<text:span text:style-name="Choice"><text:span text:style-name="T88">統籌概覽</text:span></text:span>」<text:span text:style-name="T88">標籤頁是最重要的一個。</text:span><text:span text:style-name="T12"> </text:span><text:span text:style-name="T88">它統整摘要出</text:span>這個樣式與其他樣式之間的關係。</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若要變更一個樣式的親代，可以到<text:span text:style-name="Choice">統籌概覽</text:span>標籤頁的「<text:span text:style-name="Choice">繼承自</text:span>」欄位中修改<text:span text:style-name="T93">（有的版本中稱為</text:span><text:span text:style-name="Choice">連結到</text:span><text:span text:style-name="Choice_20_-_20_Example"><text:span text:style-name="T94">）。</text:span></text:span></text:p>
          </table:table-cell>
        </table:table-row>
      </table:table>
      <text:p text:style-name="P25"><text:span text:style-name="Choice">統籌概覽</text:span>標籤頁中<text:span text:style-name="T88">通常包括</text:span>四個欄位：</text:p>
      <text:list xml:id="list154116908126456" text:continue-list="list154115925734065" text:style-name="Bulleted">
        <text:list-item>
          <text:p text:style-name="P84"><text:span text:style-name="Choice">名稱：</text:span>在<text:span text:style-name="Choice">樣式和格式</text:span>視窗中顯示的條目名稱。一般描述或暗示這個樣式的功用。</text:p>
        </text:list-item>
        <text:list-item>
          <text:p text:style-name="P84"><text:span text:style-name="Choice">下一個樣式：</text:span>當你按下<text:span text:style-name="Choice">Enter</text:span>鍵後，自動使用的下一個樣式。舉例，通常「<text:span text:style-name="Choice">標題 1</text:span>」樣式之後接的是「<text:span text:style-name="Choice">內文</text:span>」。 因為標題幾乎不會後面又<text:span text:style-name="T95">馬上</text:span>接另一個標題，所以這個設計滿合理的。相反的，「<text:span text:style-name="Choice">內文</text:span>」的<text:span text:style-name="Choice">下一個樣式</text:span>通常還是「<text:span text:style-name="Choice">內文</text:span>」， 因為文字幾乎都是好幾個段落排在一起。</text:p>
        </text:list-item>
        <text:list-item>
          <text:p text:style-name="P84"><text:soft-page-break/><text:span text:style-name="Choice"><text:span text:style-name="T96">繼承自（連結到）</text:span></text:span><text:span text:style-name="Choice">：</text:span>階層中的親代樣式。對親代樣式做的修改會一併影響目前的樣式，所以你不需要再去修改每個相關的樣式。</text:p>
        </text:list-item>
        <text:list-item>
          <text:p text:style-name="P84"><text:span text:style-name="Choice">類別：</text:span>列出樣式的檢視畫面<text:span text:style-name="T97">所在</text:span>選項。預設情況下，你自行製作的樣式會顯示在<text:span text:style-name="Choice">自訂樣式</text:span>之中，但是你可以改為顯示在其他的檢視畫面中。</text:p>
        </text:list-item>
      </text:list>
      <text:list xml:id="list154115598545290" text:continue-list="list154116815386430" text:style-name="Note_20_-_20_Tip_20_Logo">
        <text:list-item>
          <text:p text:style-name="P94">祕訣</text:p>
        </text:list-item>
      </text:list>
      <text:p text:style-name="P42"><text:span text:style-name="T98">有時候</text:span>你可以更改自訂樣式要顯示在哪個類別中，<text:span text:style-name="T80">來讓檢視樣式時更有效率。</text:span></text:p>
      <text:p text:style-name="P25">此外，<text:span text:style-name="Choice"><text:span text:style-name="T98">統籌概覽</text:span></text:span>標籤頁也會顯示該樣式選取的所有格式設定選項，WordPerfect也有類似的功能。</text:p>
      <text:p text:style-name="P25"><text:span text:style-name="Choice">統籌概覽</text:span>標籤頁中的一些欄位，如果你做設定沒有意義的話會自動轉為灰色不能點選。舉例來說，<text:span text:style-name="T88">極少</text:span>見需要兩個外框同時接在一起的，所以<text:span text:style-name="Choice">外框</text:span>樣式視窗就會省去<text:span text:style-name="Choice">下一個樣式</text:span>的類別。然後，<text:span text:style-name="Choice">類別</text:span>欄位轉為灰色，因為外框類樣式只會有一種檢視畫面。</text:p>
      <text:h text:style-name="P109" text:outline-level="2"><text:bookmark-start text:name="__RefHeading___Toc12309_1779730434"/>套用樣式<text:bookmark-end text:name="__RefHeading___Toc12309_1779730434"/></text:h>
      <text:p text:style-name="P35">如果要套用樣式，你必須先選取一部份的文件內容。當滑鼠游標坐落在段落中或頁面上的時候，就會選取該段落樣式或頁面樣式；但是外框或繪圖物件就不同，必須滑鼠點按它們並且<text:span text:style-name="T100">看到外框和八個控制桿出現時才算選到。</text:span>你也可以用滑鼠拖曳選取多個段落，或多個試算表儲存格。</text:p>
      <text:p text:style-name="P26">你有許多方法可以套用樣式：利用<text:span text:style-name="Choice">樣式和格式</text:span>視窗、<text:span text:style-name="Choice">格式化</text:span>工具列、<text:span text:style-name="Choice">填入格式</text:span>模式、<text:span text:style-name="T101">從系統中的剪貼簿中貼上、套用鍵盤快捷鍵等做法。</text:span></text:p>
      <text:h text:style-name="P99" text:outline-level="3"><text:bookmark-start text:name="__RefHeading___Toc12311_1779730434"/><text:span text:style-name="T68">使用</text:span><text:span text:style-name="T74">樣式和格式</text:span>視窗<text:bookmark-end text:name="__RefHeading___Toc12311_1779730434"/></text:h>
      <text:p text:style-name="P26">打開「<text:span text:style-name="Choice">樣式和格式</text:span>」視窗，你可以對樣式點兩下滑鼠按鍵——或當你先選擇列出另一種樣式類別時，大概總共要點三下滑鼠。</text:p>
      <text:p text:style-name="P27">對許多人而言，<text:span text:style-name="Choice"><text:span text:style-name="T73">樣式和格式</text:span></text:span><text:span text:style-name="T73">視窗是</text:span>套用樣式時最有效的方式。有些<text:span text:style-name="T102">使用者會讓視窗停駐在側邊欄中，這樣大概得讓視窗最大化比較好用，不過還是取決於你的螢幕大小而定。</text:span></text:p>
      <text:p text:style-name="P28">如果你作業時不喜歡讓視窗最大化，可以取消視窗的停駐位置，並將它放到夠靠近編輯視窗的地方以縮短滑鼠的移動距離，但是也要夠遠讓它不至於擋住你的作業範圍。</text:p>
      <text:p text:style-name="P29">從5.0版開始，<text:span text:style-name="Choice">樣式和格式</text:span>視窗會顯示目前的字型格式設定預覽。這個預覽對於你在處理字元樣式時會很有用，但是會讓你忽略掉段落樣式或清單樣式的許多其他資訊。甚至在外框樣式和頁面樣式下，這個預覽可說是令人分心（？5.4 在外框樣式和頁面樣式下已經沒有這個預覽）。</text:p>
      <text:h text:style-name="P99" text:outline-level="3"><text:bookmark-start text:name="__RefHeading___Toc12313_1779730434"/><text:span text:style-name="T68">使用</text:span>格式化工具列<text:bookmark-end text:name="__RefHeading___Toc12313_1779730434"/></text:h>
      <text:p text:style-name="P35"><text:span text:style-name="T104">在Writer裡，</text:span>你可以在<text:span text:style-name="Choice">「格式化」</text:span>工具列（預設雙工具列中的底層工具列）左方的下拉式清單中套用段落樣式到選取的內容上。</text:p>
      <text:list xml:id="list154115526075344" text:continue-numbering="true" text:style-name="Note_20_-_20_Tip_20_Logo">
        <text:list-item>
          <text:p text:style-name="P90">祕訣</text:p>
        </text:list-item>
      </text:list>
      <text:p text:style-name="P43">對清單項目套用樣式時，記得要點清單項目的左側。不然你有機會陷入選單之中。？？？</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ext:span text:style-name="Choice">格式化</text:span>工具列中的樣式清單。</text:p>
          </table:table-cell>
        </table:table-row>
      </table:table>
      <text:p text:style-name="P35">當你第一次開啟文件時，這份清單會列出一些常用的樣式。之後，其他段落樣式會隨著在文件中被使用而逐步加到這份清單之中。<text:span text:style-name="T106">點按</text:span>清單最底部的「<text:span text:style-name="Choice"><text:span text:style-name="T106">更多樣式...</text:span></text:span>」<text:span text:style-name="T106">連結，會開啟</text:span>「<text:span text:style-name="Choice"><text:span text:style-name="T106">樣式和格式</text:span></text:span>」<text:span text:style-name="T106">視窗。至於從各樣式自身的下拉選單中選取</text:span>「<text:span text:style-name="Choice"><text:span text:style-name="T106">編輯樣式</text:span></text:span>」<text:span text:style-name="T106">，則會開啟該樣式的對話視窗。</text:span></text:p>
      <text:p text:style-name="P35"><text:span text:style-name="T106">相似的，</text:span>點按樣式下拉選單中前一個「<text:span text:style-name="Choice"><text:span text:style-name="T106">更新以符合選取內容</text:span></text:span>」，<text:span text:style-name="T106"> 則會根據目前你選取的文字之格式設定修改這個樣式。</text:span></text:p>
      <text:p text:style-name="P29">這個樣式清單的優勢在於提供各種段落樣式的預覽。美中不足的是，這個預覽僅限於表現樣式名稱，所以有許多格式設定元素不會在預覽中顯示出來。</text:p>
      <text:p text:style-name="P29">因此，這個樣式清單充其量是個有限的工具。它頂多能提醒你這個樣式看起來大概什麼樣子。</text:p>
      <text:h text:style-name="P99" text:outline-level="3"><text:bookmark-start text:name="__RefHeading___Toc12315_1779730434"/><text:span text:style-name="T107">使用</text:span>填入格式模式<text:bookmark-end text:name="__RefHeading___Toc12315_1779730434"/></text:h>
      <text:p text:style-name="P35">利用<text:span text:style-name="Choice">樣式和格式</text:span>視窗，有些樣式類別提供一種回到基本套用技巧的選項：你可以先選擇樣式，再點選你想要套用的地方。<text:span text:style-name="T108">當你想套用字元樣式時，這個選項用起來就像拿游標作畫一樣，如同</text:span>它在<text:span text:style-name="Choice"><text:span text:style-name="T108">樣式和格式</text:span></text:span><text:span text:style-name="T108">視窗中的圖示（油漆桶）。</text:span></text:p>
      <text:p text:style-name="P29">若要使用<text:span text:style-name="Choice">填入</text:span><text:span text:style-name="Choice">格式</text:span>：</text:p>
      <text:list xml:id="list1440815680447431751" text:style-name="Arabic_20_Numerals">
        <text:list-item>
          <text:p text:style-name="P67">選取一個樣式。</text:p>
        </text:list-item>
        <text:list-item>
          <text:p text:style-name="P67">點按<text:span text:style-name="Choice">填充格式模式</text:span>按鈕（在<text:span text:style-name="Choice">樣式和格式</text:span>視窗中右上角的<text:span text:style-name="T86">第二個</text:span>圖示 )。</text:p>
        </text:list-item>
      </text:list>
      <text:p text:style-name="P37">當<text:span text:style-name="Choice">填充模式</text:span>可以使用時，游標會變成傾倒油漆桶的樣貌。</text:p>
      <text:p text:style-name="P38">如果這個按鈕顏色轉灰，代表選取的樣式類別不能使用<text:span text:style-name="Choice">填入格式</text:span>功能。</text:p>
      <text:list xml:id="list154117230442517" text:continue-numbering="true" text:style-name="Arabic_20_Numerals">
        <text:list-item>
          <text:p text:style-name="P68">在你希望作格式設定的文件位置上拖曳游標。如果你填入的是段落樣式或頁面樣式，所拖曳的範圍只要包含該處的幾個字元即可。<text:span text:style-name="T108">不過，</text:span>如果套用的是字元樣式，你所要拖曳的範圍就必須涵蓋全部你希望作格式設定的所有字元。</text:p>
        </text:list-item>
        <text:list-item>
          <text:p text:style-name="P68">點按<text:span text:style-name="Choice">填入格式模式</text:span>按鈕第二下可<text:span text:style-name="T110">關閉填入模式</text:span>。</text:p>
        </text:list-item>
      </text:list>
      <text:list xml:id="list7986146658226800257" text:style-name="Note_20_-_20_Caution_20_Logo">
        <text:list-item>
          <text:p text:style-name="P102">注意</text:p>
        </text:list-item>
      </text:list>
      <text:p text:style-name="P45">當開啟<text:span text:style-name="Choice">填入格式模式</text:span>時，對文件中的任意處點按滑鼠右鍵會停止套用？？？</text:p>
      <text:h text:style-name="P99" text:outline-level="3"><text:bookmark-start text:name="__RefHeading___Toc12317_1779730434"/>貼上樣式<text:bookmark-end text:name="__RefHeading___Toc12317_1779730434"/></text:h>
      <text:p text:style-name="P30">無論你是用「<text:span text:style-name="Choice">貼上</text:span>」或「<text:span text:style-name="Choice">選擇性貼上</text:span>」，或是從一份文件複製內容貼到另一份文件上，複製並貼上樣式時所遵循的規則很簡單：</text:p>
      <text:list xml:id="list154115194912133" text:continue-list="list154116908126456" text:style-name="Bulleted">
        <text:list-item>
          <text:p text:style-name="P85"><text:soft-page-break/>如果複製的<text:span text:style-name="T111">來源</text:span>內容<text:span text:style-name="T112">是以</text:span>目標文件中相同名稱的樣式作格式設定的話，<text:span text:style-name="T112">當它複製到目標文件的</text:span><text:span text:style-name="T112">段落</text:span>之中時，這段複製內容則會使用目標文件中的樣式。</text:p>
        </text:list-item>
        <text:list-item>
          <text:p text:style-name="P85"><text:span text:style-name="T111">如果</text:span>來源內容是以目標文件中<text:span text:style-name="T112">沒有</text:span>的樣式作<text:span text:style-name="T112">格式設定</text:span>，<text:span text:style-name="T112">當它複製到目標文件中的新段落時</text:span>，這段複製內容會保留原始樣式名稱，並將樣式加到目標文件之中。</text:p>
        </text:list-item>
        <text:list-item>
          <text:p text:style-name="P86">至於來源文件中任何手動格式設定之處，或是有字元樣式的地方，無論你貼上的位置為何都會一併複製過去。</text:p>
        </text:list-item>
      </text:list>
      <text:p text:style-name="P31">這些規則適用於<text:span text:style-name="T113">所有類型的</text:span>樣式。</text:p>
      <text:p text:style-name="P35"><text:span text:style-name="T111">甚至也同樣</text:span>適用於任何開放文件格式檔案 (ODF, Open Document Format) 檔案，包括用Apache OpenOffice或Calligra Suite編輯的ODF都一樣。Calligra Suite是專為<text:span text:style-name="Choice">KDE</text:span>桌面設計的自由辦公套裝軟體。</text:p>
      <text:p text:style-name="P35">你可以從<text:span text:style-name="Choice">格式化</text:span>工具列的段落樣式下拉式選單中的第一項「<text:span text:style-name="Choice">清除格式</text:span>」移除掉絕大多數的格式設定。</text:p>
      <text:p text:style-name="P35">不幸的，有些原本的格式設定，例如文字色彩和任何底線，<text:span text:style-name="T114">有時候在系統記憶體低落的情況下會繼續存在。</text:span>如果碰到這樣子的問題，可以套用「<text:span text:style-name="Choice">預設</text:span>」字元樣式來移除。<text:span text:style-name="T114">如果某些格式設定仍舊持續存在，或許得重新輸入內容。</text:span></text:p>
      <text:list xml:id="list154117120115078" text:continue-list="list154115526075344" text:style-name="Note_20_-_20_Tip_20_Logo">
        <text:list-item>
          <text:p text:style-name="P95">祕訣</text:p>
        </text:list-item>
      </text:list>
      <text:p text:style-name="P44">當你貼上一段內容時，請點按上層工具列「<text:span text:style-name="Choice">貼上</text:span>」圖示旁的下箭頭，並選擇<text:span text:style-name="Choice">未格式設定的文字</text:span>。 這個額外動作可以預防格式設定的各種疑難雜症。</text:p>
      <text:h text:style-name="P101" text:outline-level="3"><text:bookmark-start text:name="__RefHeading___Toc12319_1779730434"/>使用鍵盤快捷鍵套用<text:span text:style-name="T115">樣式</text:span><text:bookmark-end text:name="__RefHeading___Toc12319_1779730434"/></text:h>
      <text:p text:style-name="P32">按下<text:span text:style-name="Choice">Ctrl+1 ... </text:span>到<text:span text:style-name="Choice"><text:span text:style-name="T82">Ctrl+</text:span></text:span><text:span text:style-name="Choice">10</text:span> 可以套用<text:span text:style-name="Choice">標題 1 到標題 10</text:span>的樣式。這些快捷鍵對製作大綱文件來說很有用處，一般這類文件你只會用到標題段落樣式。<text:span text:style-name="T116">你可以從</text:span>「<text:span text:style-name="Choice"><text:span text:style-name="T116">工具 &gt; 自訂 &gt; 功能 &gt; 樣式</text:span></text:span>」裡設定其他樣式的快捷鍵。</text:p>
      <text:p text:style-name="P33">善用鍵盤快捷鍵長期下來可以減緩你的手腕和關節壓力，所以你可以考慮錄製一些額外巨集並指派其鍵盤快捷鍵。或許「<text:span text:style-name="Choice">預設樣式</text:span>」和「<text:span text:style-name="Choice">內文</text:span>」段落樣式會很適合作巨集使用，此外還有「<text:span text:style-name="Choice">強調</text:span>」和「<text:span text:style-name="Choice">特別強調</text:span>」字元樣式。</text:p>
      <text:list xml:id="list154116360034067" text:continue-list="list7986146658226800257" text:style-name="Note_20_-_20_Caution_20_Logo">
        <text:list-item>
          <text:p text:style-name="P103">注意</text:p>
        </text:list-item>
      </text:list>
      <text:p text:style-name="P45">若要在<text:span text:style-name="T117">LibreOffice</text:span>中錄製巨集，你要先到「<text:span text:style-name="Choice">工具 &gt; 選項 &gt; LibreOffice &gt; 進階 &gt; 啟用巨集錄製功能（功能尚有限）</text:span><text:span text:style-name="Choice_20_-_20_Example">」。</text:span>接著「<text:span text:style-name="Choice">工具 &gt; 巨集</text:span>」下就會列出「<text:span text:style-name="Choice">記錄巨集</text:span>」<text:span text:style-name="T118">選單項目</text:span>，整個過程不需要重新啟動LibreOffice。</text:p>
      <text:h text:style-name="P109" text:outline-level="2"><text:bookmark-start text:name="__RefHeading___Toc12321_1779730434"/>製作和修改樣式<text:bookmark-end text:name="__RefHeading___Toc12321_1779730434"/></text:h>
      <text:p text:style-name="P35">LibreOffice提供<text:span text:style-name="T120">常見用途</text:span>的樣式，所以其中一種節省時間的方式就是只用預先定義樣式，並僅在需要改動時修改樣式<text:span text:style-name="T122">特性</text:span>。整體來說，這些樣式採取一些不錯的設定值，<text:span text:style-name="T121">一般</text:span>你在設計時只需要<text:span text:style-name="T121">做一點修改</text:span>。</text:p>
      <text:p text:style-name="P35">不過，如果你確定要編輯樣式，在Writer中你有<text:span text:style-name="T123">許多</text:span> <text:span text:style-name="T124">方法</text:span>可用：</text:p>
      <text:list xml:id="list154115956294060" text:continue-list="list154115194912133" text:style-name="Bulleted">
        <text:list-item>
          <text:p text:style-name="P70">在「<text:span text:style-name="Choice">樣式和格式</text:span>」視窗中以滑鼠右鍵點按樣式，並選取「<text:span text:style-name="Choice">新增</text:span>」可以將現在選取的樣式再拓製新的一份（換句話說，在階層上這個樣式是所選樣式的子代）。記得新增樣式時立刻替它命名。<text:span text:style-name="T89">如果你忘記</text:span><text:span text:style-name="T89">命名，你會在樣式清單約莫中間的位置找到它，名稱看起來會是</text:span>「<text:span text:style-name="Choice"><text:span text:style-name="T89">無題1</text:span></text:span>」之類。</text:p>
        </text:list-item>
        <text:list-item>
          <text:p text:style-name="P70">在<text:span text:style-name="Choice">樣式和格式</text:span>視窗中對所選樣式按下滑鼠右鍵，並選擇「<text:span text:style-name="Choice">修改</text:span>」可編輯所選取的樣式。</text:p>
        </text:list-item>
        <text:list-item>
          <text:p text:style-name="P70">手動修改文件部分內容的格式並選取它。開啟<text:span text:style-name="Choice">樣式和格式</text:span>視窗右上角的下拉選單，並選取「<text:span text:style-name="Choice">新增樣式</text:span>」。這個選項可以協助你隨時飛快地製作樣式，又或者你正試著設計格式設定的外觀時也很有用。</text:p>
        </text:list-item>
        <text:list-item>
          <text:p text:style-name="P70">當<text:span text:style-name="Choice"><text:span text:style-name="T125">樣式和格式</text:span></text:span>視窗顯示為段落樣式或字元樣式時，<text:span text:style-name="T123">可以選取一段內容並將它拖曳到</text:span><text:span text:style-name="T123">視窗中。接著會開啟一個對話視窗讓請你幫新樣式命名。？？？</text:span></text:p>
        </text:list-item>
        <text:list-item>
          <text:p text:style-name="P87">在樣式的<text:span text:style-name="Choice">統籌概覽</text:span>標籤頁中，<text:span text:style-name="T86">勾選</text:span>「<text:span text:style-name="Choice">自動更新</text:span>」 <text:span text:style-name="T86">方框</text:span>。只要這個方框有勾選，任何你對這個樣式所做的手動格式設定修改都會自動更新到樣式中。</text:p>
        </text:list-item>
        <text:list-item>
          <text:p text:style-name="P88"><text:span text:style-name="T86">從工具列中編輯樣式。在</text:span>LibreOffice 4.4<text:span text:style-name="T86">和後續版本中，</text:span>你可以先反白標明文件的部分內容，接著從工具列的樣式下拉選單中找出你要的樣式，並在這個樣式旁邊的下拉選單中選取「<text:span text:style-name="Choice">更新</text:span><text:span text:style-name="Choice"><text:span text:style-name="T126">以符合</text:span></text:span><text:span text:style-name="Choice">選取內容</text:span>」。</text:p>
        </text:list-item>
      </text:list>
      <text:list xml:id="list154116463943554" text:continue-list="list154116360034067" text:style-name="Note_20_-_20_Caution_20_Logo">
        <text:list-item>
          <text:p text:style-name="P104">注意</text:p>
        </text:list-item>
      </text:list>
      <text:p text:style-name="P45">記得只在所有編輯這份文件的人都懂得怎麼使用樣式時，才勾選「<text:span text:style-name="Choice">自動更新</text:span>」。否則，結果<text:span text:style-name="T127">可能</text:span>導致樣式陷入一片混亂。<text:span text:style-name="T86">實際上，如果要使用樣式，應該要極力避免編輯者有任何手動格式設定的舉動。</text:span> </text:p>
      <text:p text:style-name="P35">你也可以從範本裡把樣式複製到目前的文件中使用。<text:span text:style-name="T129">請見「</text:span><text:span text:style-name="T129"><text:reference-ref text:reference-format="text" text:ref-name="Transferring styles">Error: Reference source not found</text:reference-ref></text:span><text:span text:style-name="T129">」這一頁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通常能在幾秒內更新樣式。不過，如果在極短時間內作出大量變動的話，它還是有可能跟不上，<text:span text:style-name="T114">尤其是記憶體極小的機器</text:span>。</text:p>
      <text:p text:style-name="P45">如果問題<text:span text:style-name="T130">持續</text:span>存在，你可以試著在每次修改完樣式之後，從「<text:span text:style-name="Choice"><text:span text:style-name="T114">樣式和格式 </text:span></text:span>」視窗右上角的下拉選單中選取「<text:span text:style-name="Choice">更新樣式</text:span>」。如果還是有這個問題，關閉文件並重新開啟應該可以解決。</text:p>
      <text:h text:style-name="P99" text:outline-level="3"><text:bookmark-start text:name="__RefHeading___Toc12323_1779730434"/><text:span text:style-name="T131">隱藏樣式和</text:span>刪除<text:bookmark-end text:name="__RefHeading___Toc12323_1779730434"/></text:h>
      <text:p text:style-name="P30">隱藏樣式可以讓<text:span text:style-name="Choice">樣式和格式</text:span>視窗減少雜亂。如果要隱藏樣式，可從樣式的右鍵選單中選取「<text:span text:style-name="Choice"><text:span text:style-name="T131">隱藏</text:span></text:span>」<text:span text:style-name="T131">，一次僅能隱藏一個樣式。如果你需要再次使用樣式，你可以從</text:span>「<text:span text:style-name="Choice"><text:span text:style-name="T131">隱藏樣式</text:span></text:span>」<text:span text:style-name="T131">檢視畫面中還原「顯示」。</text:span></text:p>
      <text:p text:style-name="P34"><text:span text:style-name="T133">不再需要的自訂樣式也可以用</text:span>右鍵選單「刪除」。不過你無法刪除預先定義樣式。<text:span text:style-name="T134">來自擴充套件的樣式，則可以透過</text:span>「<text:span text:style-name="Choice"><text:span text:style-name="T134">工具 &gt; 擴充套件管理員</text:span></text:span>」移除該擴充套件來刪掉這些樣式。</text:p>
      <text:list xml:id="list154117138372512" text:continue-list="list154116463943554" text:style-name="Note_20_-_20_Caution_20_Logo">
        <text:list-item>
          <text:p text:style-name="P105">注意</text:p>
        </text:list-item>
      </text:list>
      <text:p text:style-name="P45">如果樣式正被內容使用，LibreOffice會發出警告；但是它不會<text:span text:style-name="T135">阻止</text:span>你刪除。<text:span text:style-name="T136">樣式刪除後這些內容會改為預設樣式。</text:span></text:p>
      <text:h text:style-name="P99" text:outline-level="3"><text:bookmark-start text:name="__RefHeading___Toc12325_1779730434"/>為樣式命名<text:bookmark-end text:name="__RefHeading___Toc12325_1779730434"/></text:h>
      <text:p text:style-name="P35"><text:span text:style-name="T137">E</text:span>specially in Writer, styles are named for their function<text:span text:style-name="T117">s</text:span>, followed by their position in the file hierarchy. For instance, <text:span text:style-name="Choice">User </text:span><text:soft-page-break/><text:span text:style-name="Choice">Index1</text:span> is the paragraph style for the first level of text in an index. Similarly, character styles include <text:span text:style-name="Choice">Emphasis</text:span> and <text:span text:style-name="Choice">Internet Link.</text:span></text:p>
      <text:p text:style-name="P35"><text:span text:style-name="T137">Other names for</text:span> pre-defined styles are descriptive, such as <text:span text:style-name="Choice">Object without fill</text:span> <text:span text:style-name="T137">in Draw.</text:span></text:p>
      <text:list xml:id="list154117163429825" text:continue-list="list154116058823040" text:style-name="Note_20_-_20_Tip_20_Logo">
        <text:list-item>
          <text:p text:style-name="P94">祕訣</text:p>
        </text:list-item>
      </text:list>
      <text:p text:style-name="P45">Since you will probably be using at least some pre-defined styles, you <text:span text:style-name="T137">may decide</text:span> to use the same conventions for custom styles. </text:p>
      <text:p text:style-name="P45">However, to save yourself scrolling endlessly through the <text:span text:style-name="Choice">Styles and Formatting</text:span> window, consider prefacing any custom styles with “C-” or some other unique preface. That way, you can easily find and apply custom styles without having to change the view.</text:p>
      <text:p text:style-name="P35">In Writer, you sometimes find that you use different categories of styles in <text:span text:style-name="T138">the same design</text:span>. For example, a list style can have a character style associated with it so that you can have colored bullets or numbers. <text:span text:style-name="T134">In addition, the same list style can</text:span> be assigned to a paragraph style so that it is used whenever you choose the paragraph style. To help you find each of these styles later, give them the same name. Since each is in a <text:span text:style-name="T138">different</text:span> category, <text:span text:style-name="T138">neither you nor LibreOffice should confuse them.</text:span></text:p>
      <text:h text:style-name="P99" text:outline-level="3"><text:bookmark-start text:name="__RefHeading___Toc12327_1779730434"/>Automating style application<text:bookmark-end text:name="__RefHeading___Toc12327_1779730434"/></text:h>
      <text:p text:style-name="P35">In most documents, some styles follow one another in a set pattern. A <text:span text:style-name="Choice">Title</text:span> paragraph style is usually followed by a <text:span text:style-name="Choice">Subtitle, </text:span>and a <text:span text:style-name="Choice">Text Body</text:span> paragraph style by another <text:span text:style-name="Choice">Text Body.</text:span> A <text:span text:style-name="Choice">First Page</text:span> style is usually followed by a <text:span text:style-name="Choice">Left Page, </text:span>which is followed by a <text:span text:style-name="Choice">Right Page</text:span><text:span text:style-name="Choice_20_-_20_Example">. </text:span></text:p>
      <text:p text:style-name="P35"><text:soft-page-break/>You can take advantage of such patterns by filling in the <text:span text:style-name="Choice">Next Style</text:span> field on the Organizer tab. With some types of styles, such as lists, having a<text:span text:style-name="Choice"> Next Style</text:span> makes no sense, and the field is grayed out. But with the <text:span text:style-name="Choice">Next Style</text:span> field filled in, just starting a new paragraph or page will automatically apply the next style without your hands leaving the keyboard.</text:p>
      <text:h text:style-name="P109" text:outline-level="2"><text:bookmark-start text:name="__RefHeading___Toc12329_1779730434"/>Another way of writing<text:bookmark-end text:name="__RefHeading___Toc12329_1779730434"/></text:h>
      <text:p text:style-name="P35">Don’t be surprised if you need <text:span text:style-name="T139">time</text:span> to get used to the idea of styles. Using styles involves more planning <text:span text:style-name="T130">beforehand </text:span>than manual formatting. Yet the basic concepts are straightforward, and already you <text:span text:style-name="T140">might be starting</text:span> to see how styles can automate formatting.</text:p>
      <text:p text:style-name="P35">In the next chapter, you’ll see how templates can help you recycle document designs to save you even more time. </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LibreOffice 排版設計</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